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1000000E4C03739D71766693E.png" manifest:media-type="image/png"/>
  <manifest:file-entry manifest:full-path="Pictures/100000000000028B0000018F9B41F261E38403D5.png" manifest:media-type="image/png"/>
  <manifest:file-entry manifest:full-path="Pictures/100000000000025100000167C615B159B7A467E2.png" manifest:media-type="image/png"/>
  <manifest:file-entry manifest:full-path="Pictures/10000000000002230000018FF048DDAD5D7A78FD.png" manifest:media-type="image/png"/>
  <manifest:file-entry manifest:full-path="Pictures/10000000000004E9000002800346839C23C5FA84.png" manifest:media-type="image/png"/>
  <manifest:file-entry manifest:full-path="Pictures/10000000000001EC00000379E2069B068A5802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de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0.524cm" svg:y="-0.651cm" svg:width="12.726cm" svg:height="6.033cm" draw:z-index="0"><draw:image xlink:href="Pictures/10000000000001E1000000E4C03739D71766693E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x="-0.037cm" svg:y="0.095cm" svg:width="17cm" svg:height="10.419cm" draw:z-index="1"><draw:image xlink:href="Pictures/100000000000028B0000018F9B41F261E38403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3" text:anchor-type="char" svg:x="0.365cm" svg:y="-0.085cm" svg:width="15.69cm" svg:height="9.499cm" draw:z-index="2"><draw:image xlink:href="Pictures/100000000000025100000167C615B159B7A467E2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Image5" text:anchor-type="char" svg:width="14.473cm" svg:height="10.557cm" draw:z-index="4"><draw:image xlink:href="Pictures/10000000000002230000018FF048DDAD5D7A78FD.png" xlink:type="simple" xlink:show="embed" xlink:actuate="onLoad" draw:mime-type="image/png"/></draw:frame></text:p>
      <text:p text:style-name="P1"/>
      <text:p text:style-name="P1"/>
      <text:p text:style-name="P1"><draw:frame draw:style-name="fr2" draw:name="Image6" text:anchor-type="char" svg:width="17cm" svg:height="8.655cm" draw:z-index="5"><draw:image xlink:href="Pictures/10000000000004E9000002800346839C23C5FA8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3.018cm" svg:height="23.521cm" draw:z-index="3"><draw:image xlink:href="Pictures/10000000000001EC00000379E2069B068A58024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15:34:58.459000000</meta:creation-date>
    <meta:editing-duration>PT1M14S</meta:editing-duration>
    <meta:editing-cycles>2</meta:editing-cycles>
    <meta:generator>LibreOffice/7.2.1.2$Windows_X86_64 LibreOffice_project/87b77fad49947c1441b67c559c339af8f3517e22</meta:generator>
    <dc:date>2022-03-07T15:36:05.880000000</dc:date>
    <meta:document-statistic meta:table-count="0" meta:image-count="6" meta:object-count="0" meta:page-count="5" meta:paragraph-count="0" meta:word-count="0" meta:character-count="0" meta:non-whitespace-character-count="0"/>
  </office:meta>
</office:document-meta>
</file>